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line-height="115%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/>
      <style:text-properties fo:color="#00000a" style:text-position="0% 0%" style:font-name="Arial1" fo:font-size="10pt" fo:letter-spacing="normal" fo:font-weight="bold" style:font-name-asian="Arial2" style:font-size-asian="10pt" style:font-weight-asian="bold" style:font-name-complex="Arial2"/>
    </style:style>
    <style:style style:name="P3" style:family="paragraph" style:parent-style-name="Standard">
      <style:paragraph-properties fo:margin-left="0cm" fo:margin-right="0cm" fo:margin-top="0cm" fo:margin-bottom="0.353cm" fo:line-height="115%" fo:text-align="justify" style:justify-single-word="false" fo:text-indent="0cm" style:auto-text-indent="false"/>
      <style:text-properties fo:color="#00000a" style:text-position="0% 0%" style:font-name="Arial1" fo:font-size="10pt" fo:letter-spacing="normal" fo:font-weight="bold" style:font-name-asian="Arial2" style:font-size-asian="10pt" style:font-weight-asian="bold" style:font-name-complex="Arial2"/>
    </style:style>
    <style:style style:name="P4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/>
      <style:text-properties fo:color="#00000a" style:text-position="0% 0%" style:font-name="Arial1" fo:font-size="14pt" fo:letter-spacing="normal" fo:font-weight="bold" style:font-name-asian="Arial2" style:font-size-asian="14pt" style:font-weight-asian="bold" style:font-name-complex="Arial2"/>
    </style:style>
    <style:style style:name="P5" style:family="paragraph" style:parent-style-name="Standard">
      <style:paragraph-properties fo:margin-left="0cm" fo:margin-right="0cm" fo:margin-top="0cm" fo:margin-bottom="0.353cm" fo:line-height="115%" fo:text-align="justify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6" style:family="paragraph" style:parent-style-name="Standard" style:master-page-name="">
      <style:paragraph-properties fo:margin-left="0cm" fo:margin-right="-1.296cm" fo:margin-top="0cm" fo:margin-bottom="0.353cm" fo:line-height="115%" fo:text-align="justify" style:justify-single-word="false" fo:orphans="2" fo:widows="2" fo:text-indent="0cm" style:auto-text-indent="false" style:page-number="auto" style:writing-mode="lr-tb"/>
    </style:style>
    <style:style style:name="P7" style:family="paragraph" style:parent-style-name="Standard" style:master-page-name="">
      <style:paragraph-properties fo:margin-left="0cm" fo:margin-right="-1.561cm" fo:margin-top="0cm" fo:margin-bottom="0.353cm" fo:line-height="115%" fo:text-align="justify" style:justify-single-word="false" fo:orphans="2" fo:widows="2" fo:text-indent="0cm" style:auto-text-indent="false" style:page-number="auto" style:writing-mode="lr-tb">
        <style:tab-stops>
          <style:tab-stop style:position="0.37cm"/>
        </style:tab-stops>
      </style:paragraph-properties>
    </style:style>
    <style:style style:name="P8" style:family="paragraph" style:parent-style-name="Standard" style:master-page-name="Standard">
      <style:paragraph-properties fo:margin-left="0cm" fo:margin-right="0cm" fo:margin-top="0cm" fo:margin-bottom="0.353cm" fo:line-height="115%" fo:text-align="justify" style:justify-single-word="false" fo:text-indent="0cm" style:auto-text-indent="false" style:page-number="auto"/>
      <style:text-properties fo:color="#00000a" style:text-position="0% 0%" style:font-name="Arial1" fo:font-size="14pt" fo:letter-spacing="normal" fo:font-weight="bold" style:font-name-asian="Arial2" style:font-size-asian="14pt" style:font-weight-asian="bold" style:font-name-complex="Arial2"/>
    </style:style>
    <style:style style:name="T1" style:family="text">
      <style:text-properties fo:color="#00000a" style:text-position="0% 0%" style:font-name="Arial1" fo:font-size="14pt" fo:letter-spacing="normal" fo:font-weight="bold" style:font-name-asian="Arial2" style:font-size-asian="14pt" style:font-weight-asian="bold" style:font-name-complex="Arial2"/>
    </style:style>
    <style:style style:name="T2" style:family="text"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T3" style:family="text">
      <style:text-properties fo:color="#00000a" style:text-position="0% 0%" style:font-name="Arial1" fo:font-size="10pt" fo:letter-spacing="normal" fo:font-weight="bold" style:font-name-asian="Arial2" style:font-size-asian="10pt" style:font-weight-asian="bold" style:font-name-complex="Arial2"/>
    </style:style>
    <style:style style:name="T4" style:family="text">
      <style:text-properties fo:color="#00000a" style:text-position="0% 0%" style:font-name="Arial1" fo:font-size="10pt" fo:letter-spacing="normal" fo:language="pt" fo:country="BR" fo:font-weight="bold" style:font-name-asian="Arial2" style:font-size-asian="10pt" style:font-weight-asian="bold" style:font-name-complex="Arial2"/>
    </style:style>
    <style:style style:name="T5" style:family="text">
      <style:text-properties fo:color="#00000a" style:text-position="0% 0%" style:font-name="Arial1" fo:font-size="11pt" fo:letter-spacing="normal" fo:font-weight="bold" style:font-name-asian="Arial2" style:font-size-asian="11pt" style:font-weight-asian="bold" style:font-name-complex="Arial2"/>
    </style:style>
    <style:style style:name="T6" style:family="text">
      <style:text-properties fo:color="#0000ff" style:text-position="0% 0%" style:font-name="Arial1" fo:font-size="11pt" fo:letter-spacing="normal" style:text-underline-style="solid" style:text-underline-width="auto" style:text-underline-color="font-color" fo:font-weight="bold" style:font-name-asian="Arial2" style:font-size-asian="11pt" style:font-weight-asian="bold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LVIS FERREIRA SANTANA</text:p>
      <text:p text:style-name="P5">Dados Pessoais</text:p>
      <text:p text:style-name="P3">Brasileiro,solteiro,39 – anos</text:p>
      <text:p text:style-name="P3">Rua: Francisco Timoteo de Simas n° 481 Vila São Paulo – Uberaba – Curitiba – PR.</text:p>
      <text:p text:style-name="P3">Tel : (41) 35322006 – residencial / (41) 996481916</text:p>
      <text:p text:style-name="P1"><text:span text:style-name="T5">Email: </text:span><text:a xlink:type="simple" xlink:href="../../../../../h" text:style-name="Internet_20_link" text:visited-style-name="Visited_20_Internet_20_Link"><text:span text:style-name="T6">elviststsantana@hotmail.com</text:span></text:a></text:p>
      <text:p text:style-name="P7"><text:span text:style-name="T5">Objetivo: </text:span><text:span text:style-name="T3">Candidato à vaga </text:span><text:span text:style-name="T4">d</text:span><text:bookmark text:name="Bookmark"/><text:span text:style-name="T4">e Assistente de Logística</text:span></text:p>
      <text:p text:style-name="P3">Ensino Médio Técnico Completo: Téc. em Segurança do Trabalho.Colégio Estadual Paulo Leminski,início do curso - 01/06/2011 - término - 30/11/2012.Total de Horas – Aula /1700 hs – n° do Registro:0012306/PR.</text:p>
      <text:p text:style-name="P3">Curitiba – PR, estágio supervisionado,200 hs,realizado na empresa Fenap <text:s/>Poliuretano e Artefatos em Madeira </text:p>
      <text:p text:style-name="P3">Técnico em Logística concluído,realizado no colégio Estadual Júlio Mesquita período de 04/02/2019 à 19/12/2019</text:p>
      <text:p text:style-name="P5">Experiências Profissionais</text:p>
      <text:p text:style-name="P3">(02/05/2008 – 17/07/2008) Rubber Seal,cargo:aux. de produção,</text:p>
      <text:p text:style-name="P3">auxiliava na produção de peças em borracha para vedação,anel o´ring,retentores,gachetas,operava prensa hidráulica</text:p>
      <text:p text:style-name="P3">(13/10/2008 – 01/09/2009) Comercial LBM,cargo: aux. de depósito <text:s/>- separação,conferência,recebimento,expedição e reposição de mercadorias </text:p>
      <text:p text:style-name="P3">(01/09/2009 - 12/11/2009) Comercial LBM,cargo :ajudante de motorista - carga e descarga,conferência de mercadorias com o cliente</text:p>
      <text:p text:style-name="P3">(2013 - 2017) Trabalhando como autônomo,Canil Namikata`s,Aráucaria - PR,trabalhava com criação de cachorros de pequeno porte,trabalhava na administração do canil e vendas</text:p>
      <text:p text:style-name="P6"><text:span text:style-name="T3">Informática ( Word, Excel e Power Point )</text:span><text:span text:style-name="T4">Básico</text:span></text:p>
      <text:p text:style-name="P1"><text:span text:style-name="T2">Observações</text:span><text:span text:style-name="T1">:</text:span></text:p>
      <text:p text:style-name="P3">-Disponibilidade de horário</text:p>
      <text:p text:style-name="P2">-Salário negociável de acordo com a função</text:p>
      <text:p text:style-name="P2">-Organizado,dinâmico,atencioso,ágil,pontual e responsável</text:p>
      <text:p text:style-name="P2"><text:soft-page-break/>-Boa comunicação,facilidade de relacionamento e fácil aprendizado</text:p>
      <text:p text:style-name="P2">-julgo - me capacitado para atuar na área de interesse citada acima</text:p>
      <text:p text:style-name="P2">- Desde já, coloco - me a disposição desta empresa para entrevista ou possível contratação</text:p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4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font-name-asian="SimSun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font-size="10.5pt" style:font-size-asian="10.5pt" style:font-size-complex="11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064cm" fo:margin-right="3.175cm" style:writing-mode="lr-tb" style:layout-grid-color="#c0c0c0" style:layout-grid-lines="44" style:layout-grid-base-height="0.423cm" style:layout-grid-ruby-height="0.127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04T17:55:00</meta:creation-date>
    <meta:initial-creator>Elvis</meta:initial-creator>
    <dc:creator>ELVIS  FERREIRA SANTANA</dc:creator>
    <dc:date>2020-03-06T15:27:18.23</dc:date>
    <meta:editing-duration>PT19M16S</meta:editing-duration>
    <meta:generator>OpenOffice/4.1.7$Win32 OpenOffice.org_project/417m1$Build-9800</meta:generator>
    <meta:editing-cycles>18</meta:editing-cycles>
    <meta:document-statistic meta:table-count="0" meta:image-count="0" meta:object-count="0" meta:page-count="2" meta:paragraph-count="24" meta:word-count="231" meta:character-count="1747"/>
    <meta:user-defined meta:name="LinksUpToDate" meta:value-type="boolean">false</meta:user-defined>
    <meta:user-defined meta:name="ScaleCrop" meta:value-type="boolean">false</meta:user-defined>
  </office:meta>
</office:document-meta>
</file>